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2" style:family="graphic" style:parent-style-name="objectwithoutfill">
      <style:graphic-properties draw:stroke="dash" draw:stroke-dash="Fine_20_Dashed" draw:marker-end="Diamond_20_unfilled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667cm" svg:height="1.778cm" svg:x="10.017cm" svg:y="4.81cm">
          <text:p text:style-name="P1"><text:span text:style-name="T1">Archivari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667cm" svg:height="1.778cm" svg:x="6.08cm" svg:y="2.651cm">
          <text:p text:style-name="P1"><text:span text:style-name="T1">Tcp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667cm" svg:height="1.778cm" svg:x="7.985cm" svg:y="8.366cm">
          <text:p text:style-name="P1"><text:span text:style-name="T1">Home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667cm" svg:height="1.778cm" svg:x="6.461cm" svg:y="5.191cm">
          <text:p text:style-name="P1"><text:span text:style-name="T1">DataServ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318cm" svg:y1="8.366cm" svg:x2="7.794cm" svg:y2="6.969cm" draw:start-shape="id1" draw:start-glue-point="0" draw:end-shape="id2" draw:end-glue-point="2" svg:d="M9318 8366l-1524-1397" svg:viewBox="0 0 1525 1398">
          <text:p/>
        </draw:connector>
        <draw:connector draw:style-name="gr2" draw:text-style-name="P3" draw:layer="layout" draw:type="line" svg:x1="9.318cm" svg:y1="8.366cm" svg:x2="11.35cm" svg:y2="6.588cm" draw:start-shape="id1" draw:start-glue-point="0" draw:end-shape="id3" draw:end-glue-point="2" svg:d="M9318 8366l2032-1778" svg:viewBox="0 0 2033 1779">
          <text:p/>
        </draw:connector>
        <draw:connector draw:style-name="gr2" draw:text-style-name="P3" draw:layer="layout" draw:type="line" svg:x1="7.794cm" svg:y1="5.191cm" svg:x2="7.413cm" svg:y2="4.429cm" draw:start-shape="id2" draw:start-glue-point="0" draw:end-shape="id4" draw:end-glue-point="2" svg:d="M7794 5191l-381-762" svg:viewBox="0 0 382 763">
          <text:p/>
        </draw:connector>
        <draw:connector draw:style-name="gr2" draw:text-style-name="P3" draw:layer="layout" draw:type="line" svg:x1="9.128cm" svg:y1="6.08cm" svg:x2="10.017cm" svg:y2="5.699cm" draw:start-shape="id2" draw:start-glue-point="1" draw:end-shape="id3" svg:d="M9128 6080l889-381" svg:viewBox="0 0 890 382">
          <text:p/>
        </draw:connector>
        <draw:custom-shape draw:style-name="gr1" draw:text-style-name="P2" xml:id="id5" draw:id="id5" draw:layer="layout" svg:width="2.667cm" svg:height="1.778cm" svg:x="2.651cm" svg:y="1.127cm">
          <text:p text:style-name="P1"><text:span text:style-name="T1">AbstractServ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413cm" svg:y1="2.651cm" svg:x2="5.318cm" svg:y2="2.016cm" draw:start-shape="id4" draw:start-glue-point="0" draw:end-shape="id5" svg:d="M7413 2651l-2095-635" svg:viewBox="0 0 2096 636">
          <text:p/>
        </draw:connector>
        <draw:custom-shape draw:style-name="gr1" draw:text-style-name="P2" xml:id="id8" draw:id="id8" draw:layer="layout" svg:width="2.667cm" svg:height="1.778cm" svg:x="17.383cm" svg:y="2.143cm">
          <text:p text:style-name="P1"><text:span text:style-name="T1">Data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667cm" svg:height="1.778cm" svg:x="13.446cm" svg:y="3.667cm">
          <text:p text:style-name="P1"><text:span text:style-name="T1">SensorUnit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6" draw:id="id6" draw:layer="layout" svg:x1="12.684cm" svg:y1="5.699cm" svg:x2="12.684cm" svg:y2="5.699cm" draw:start-shape="id3" draw:start-glue-point="1" draw:end-shape="id3" svg:d="M12684 5699z" svg:viewBox="0 0 1 1">
          <text:p/>
        </draw:connector>
        <draw:connector draw:style-name="gr2" draw:text-style-name="P3" draw:layer="layout" draw:type="line" svg:x1="12.684cm" svg:y1="5.699cm" svg:x2="13.446cm" svg:y2="4.556cm" draw:start-shape="id6" draw:start-glue-point="0" draw:end-shape="id7" draw:end-glue-point="3" svg:d="M12684 5699l762-1143" svg:viewBox="0 0 763 1144">
          <text:p/>
        </draw:connector>
        <draw:connector draw:style-name="gr2" draw:text-style-name="P3" draw:layer="layout" draw:type="line" svg:x1="16.113cm" svg:y1="4.556cm" svg:x2="17.383cm" svg:y2="3.032cm" draw:start-shape="id7" draw:start-glue-point="1" draw:end-shape="id8" draw:end-glue-point="3" svg:d="M16113 4556l1270-1524" svg:viewBox="0 0 1271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20:32:00.838845386</meta:creation-date>
    <dc:date>2019-03-18T11:18:22.981477268</dc:date>
    <meta:editing-duration>PT1H52M55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